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fo:font-weight="bold" style:font-weight-asian="bold" style:font-weight-complex="bold"/>
    </style:style>
    <style:style style:name="P2" style:family="paragraph" style:parent-style-name="Standard">
      <style:paragraph-properties fo:line-height="200%"/>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ott Page</text:p>
      <text:p text:style-name="Standard"/>
      <text:p text:style-name="Standard"><text:tab/></text:p>
      <text:p text:style-name="P2"><text:span text:style-name="T2">2. <text:s text:c="2"/>Changes to things other than mux</text:span>s</text:p>
      <text:p text:style-name="P2">imm5- takes the first 5 bits of the instruction and sign extends them to 16 bits. Needed for add/and immediate values</text:p>
      <text:p text:style-name="P2"/>
      <text:p text:style-name="P2">IR-Takes the instruction and breaks its bits down into signals. Now producing imm5flag that signals to controller if the instruction's 6<text:span text:style-name="T1">th</text:span> bit is high or low, and imm5in that is the lower 5 bits of the instruction. These additions support the immediate add and “and”.</text:p>
      <text:p text:style-name="P2"/>
      <text:p text:style-name="P2"/>
      <text:p text:style-name="P2"/>
      <text:p text:style-name="P1">3. <text:s text:c="2"/>How I tested</text:p>
      <text:p text:style-name="P2"><text:tab/>To test the mp2 I started by testing the easy operations such as add and branch. Then I progressed to more complex operations such as LDR. This was deliberate to make it easy to spot basic bugs before trying to fix more complex ones. Lastly, after testing the easy op codes I tested lea. </text:p>
      <text:p text:style-name="P2"/>
      <text:p text:style-name="P2">After being convinced that these functions worked I tested ldr and str and did other basic tests so that the register values would change in a certain order...to known values.</text:p>
      <text:p text:style-name="P2"/>
      <text:p text:style-name="P2">By looking at the register values of the lc3b simulation and my design, I was able to easily spot errors and fix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Page</meta:initial-creator>
    <meta:creation-date>2013-01-30T16:58:31</meta:creation-date>
    <dc:date>2013-01-30T17:28:23</dc:date>
    <dc:creator>Scott Page</dc:creator>
    <meta:editing-duration>PT29M53S</meta:editing-duration>
    <meta:editing-cycles>3</meta:editing-cycles>
    <meta:generator>LibreOffice/3.4$Unix LibreOffice_project/340m1$Build-502</meta:generator>
    <meta:printed-by>Scott Page</meta:printed-by>
    <meta:print-date>2013-01-30T17:04:26</meta:print-date>
    <meta:document-statistic meta:table-count="0" meta:image-count="0" meta:object-count="0" meta:page-count="1" meta:paragraph-count="9" meta:word-count="186" meta:character-count="1032" meta:non-whitespace-character-count="847"/>
  </office:meta>
</office:document-meta>
</file>